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officeooo:rsid="0008f8e1" officeooo:paragraph-rsid="0008f8e1" style:font-size-asian="12pt" style:font-size-complex="12pt"/>
    </style:style>
    <style:style style:name="P3" style:family="paragraph" style:parent-style-name="Standard">
      <style:paragraph-properties fo:text-align="start" style:justify-single-word="false"/>
      <style:text-properties style:font-name="Arial1" fo:font-size="12pt" officeooo:rsid="0008f8e1" officeooo:paragraph-rsid="001b85c1" style:font-size-asian="12pt" style:font-size-complex="12pt"/>
    </style:style>
    <style:style style:name="P4" style:family="paragraph" style:parent-style-name="Standard">
      <style:paragraph-properties fo:text-align="start" style:justify-single-word="false"/>
      <style:text-properties style:font-name="Arial1" fo:font-size="12pt" officeooo:rsid="0008f8e1" officeooo:paragraph-rsid="000c2fbd" style:font-size-asian="12pt" style:font-size-complex="12pt"/>
    </style:style>
    <style:style style:name="P5" style:family="paragraph" style:parent-style-name="Standard">
      <style:paragraph-properties fo:text-align="start" style:justify-single-word="false"/>
      <style:text-properties style:font-name="Arial1" fo:font-size="12pt" officeooo:rsid="0008f8e1" officeooo:paragraph-rsid="0012fafc" style:font-size-asian="12pt" style:font-size-complex="12pt"/>
    </style:style>
    <style:style style:name="P6" style:family="paragraph" style:parent-style-name="Standard">
      <style:paragraph-properties fo:text-align="start" style:justify-single-word="false"/>
      <style:text-properties style:font-name="Arial1" fo:font-size="12pt" officeooo:rsid="00096cf1" officeooo:paragraph-rsid="00096cf1" style:font-size-asian="12pt" style:font-size-complex="12pt"/>
    </style:style>
    <style:style style:name="P7" style:family="paragraph" style:parent-style-name="Standard">
      <style:paragraph-properties fo:text-align="start" style:justify-single-word="false"/>
      <style:text-properties style:font-name="Arial1" fo:font-size="12pt" officeooo:rsid="000b5ed4" officeooo:paragraph-rsid="000b5ed4" style:font-size-asian="12pt" style:font-size-complex="12pt"/>
    </style:style>
    <style:style style:name="P8" style:family="paragraph" style:parent-style-name="Standard">
      <style:paragraph-properties fo:text-align="start" style:justify-single-word="false"/>
      <style:text-properties style:font-name="Arial1" fo:font-size="12pt" officeooo:rsid="000ef33e" officeooo:paragraph-rsid="000ef33e" style:font-size-asian="12pt" style:font-size-complex="12pt"/>
    </style:style>
    <style:style style:name="P9" style:family="paragraph" style:parent-style-name="Standard">
      <style:paragraph-properties fo:text-align="start" style:justify-single-word="false"/>
      <style:text-properties style:font-name="Arial1" fo:font-size="12pt" officeooo:paragraph-rsid="000c2fbd" style:font-size-asian="12pt" style:font-size-complex="12pt"/>
    </style:style>
    <style:style style:name="P10" style:family="paragraph" style:parent-style-name="Standard">
      <style:paragraph-properties fo:text-align="start" style:justify-single-word="false"/>
      <style:text-properties style:font-name="Arial1" fo:font-size="12pt" officeooo:rsid="0014676e" officeooo:paragraph-rsid="0014676e" style:font-size-asian="12pt" style:font-size-complex="12pt"/>
    </style:style>
    <style:style style:name="P11" style:family="paragraph" style:parent-style-name="Standard">
      <style:paragraph-properties fo:text-align="start" style:justify-single-word="false"/>
      <style:text-properties style:font-name="Arial1" fo:font-size="12pt" officeooo:rsid="00121bf4" officeooo:paragraph-rsid="00121bf4" style:font-size-asian="12pt" style:font-size-complex="12pt"/>
    </style:style>
    <style:style style:name="P12" style:family="paragraph" style:parent-style-name="Standard">
      <style:paragraph-properties fo:text-align="start" style:justify-single-word="false"/>
      <style:text-properties style:font-name="Arial1" fo:font-size="12pt" officeooo:rsid="0010fec1" officeooo:paragraph-rsid="0010fec1" style:font-size-asian="12pt" style:font-size-complex="12pt"/>
    </style:style>
    <style:style style:name="P13" style:family="paragraph" style:parent-style-name="Standard">
      <style:paragraph-properties fo:text-align="start" style:justify-single-word="false"/>
      <style:text-properties style:font-name="Arial1" fo:font-size="12pt" officeooo:rsid="0010fec1" officeooo:paragraph-rsid="00121bf4" style:font-size-asian="12pt" style:font-size-complex="12pt"/>
    </style:style>
    <style:style style:name="P14" style:family="paragraph" style:parent-style-name="Standard">
      <style:paragraph-properties fo:text-align="start" style:justify-single-word="false"/>
      <style:text-properties style:font-name="Arial1" fo:font-size="12pt" officeooo:rsid="000e5c24" officeooo:paragraph-rsid="000e5c24" style:font-size-asian="12pt" style:font-size-complex="12pt"/>
    </style:style>
    <style:style style:name="P15" style:family="paragraph" style:parent-style-name="Standard">
      <style:paragraph-properties fo:text-align="start" style:justify-single-word="false"/>
      <style:text-properties style:font-name="Arial1" fo:font-size="12pt" fo:font-style="italic" officeooo:paragraph-rsid="000c2fbd" style:font-size-asian="12pt" style:font-style-asian="italic" style:font-size-complex="12pt" style:font-style-complex="italic"/>
    </style:style>
    <style:style style:name="P16" style:family="paragraph" style:parent-style-name="Standard">
      <style:paragraph-properties fo:text-align="start" style:justify-single-word="false"/>
      <style:text-properties style:font-name="Arial1" fo:font-size="12pt" fo:font-style="italic" officeooo:rsid="0008f8e1" officeooo:paragraph-rsid="000c2fbd" style:font-size-asian="12pt" style:font-style-asian="italic" style:font-size-complex="12pt" style:font-style-complex="italic"/>
    </style:style>
    <style:style style:name="P17" style:family="paragraph" style:parent-style-name="Standard">
      <style:paragraph-properties fo:text-align="start" style:justify-single-word="false"/>
      <style:text-properties style:font-name="Arial1" fo:font-size="14.5pt" officeooo:rsid="0008f8e1" officeooo:paragraph-rsid="000ef33e" style:font-size-asian="14.5pt" style:font-size-complex="12pt"/>
    </style:style>
    <style:style style:name="P18" style:family="paragraph" style:parent-style-name="Standard">
      <style:paragraph-properties fo:text-align="start" style:justify-single-word="false"/>
      <style:text-properties style:font-name="Arial1" fo:font-size="14.5pt" officeooo:rsid="0008f8e1" officeooo:paragraph-rsid="000c2fbd" style:font-size-asian="14.5pt" style:font-size-complex="12pt"/>
    </style:style>
    <style:style style:name="P19" style:family="paragraph" style:parent-style-name="Standard">
      <style:paragraph-properties fo:text-align="start" style:justify-single-word="false"/>
      <style:text-properties style:font-name="Arial1" fo:font-size="14.5pt" officeooo:rsid="0008f8e1" officeooo:paragraph-rsid="0010fec1" style:font-size-asian="14.5pt" style:font-size-complex="12pt"/>
    </style:style>
    <style:style style:name="P20" style:family="paragraph" style:parent-style-name="Standard">
      <style:paragraph-properties fo:text-align="start" style:justify-single-word="false"/>
      <style:text-properties style:font-name="Arial1" fo:font-size="14.5pt" officeooo:rsid="0008f8e1" officeooo:paragraph-rsid="001b85c1" style:font-size-asian="14.5pt" style:font-size-complex="12pt"/>
    </style:style>
    <style:style style:name="P21" style:family="paragraph" style:parent-style-name="Standard">
      <style:paragraph-properties fo:text-align="start" style:justify-single-word="false"/>
      <style:text-properties style:font-name="Arial1" fo:font-size="14.5pt" officeooo:rsid="0008f8e1" officeooo:paragraph-rsid="0008f8e1" style:font-size-asian="14.5pt"/>
    </style:style>
    <style:style style:name="P22" style:family="paragraph" style:parent-style-name="Standard">
      <style:paragraph-properties fo:text-align="start" style:justify-single-word="false"/>
      <style:text-properties style:font-name="Arial1" fo:font-size="11pt" officeooo:rsid="0008f8e1" officeooo:paragraph-rsid="000c2fbd" style:font-size-asian="11pt" style:font-size-complex="12pt"/>
    </style:style>
    <style:style style:name="P23" style:family="paragraph" style:parent-style-name="Standard">
      <style:paragraph-properties fo:text-align="start" style:justify-single-word="false"/>
      <style:text-properties style:font-name="Arial1"/>
    </style:style>
    <style:style style:name="P24" style:family="paragraph" style:parent-style-name="Standard">
      <style:paragraph-properties fo:text-align="start" style:justify-single-word="false"/>
      <style:text-properties fo:color="#000000" style:font-name="Arial1" fo:font-size="14.5pt" officeooo:rsid="0008f8e1" officeooo:paragraph-rsid="0008f8e1" style:font-size-asian="14.5pt"/>
    </style:style>
    <style:style style:name="P25" style:family="paragraph" style:parent-style-name="Standard">
      <style:paragraph-properties fo:text-align="start" style:justify-single-word="false"/>
      <style:text-properties fo:color="#000000" style:font-name="Arial1" fo:font-size="12pt" officeooo:rsid="00121bf4" officeooo:paragraph-rsid="00121bf4" style:font-size-asian="12pt" style:font-size-complex="12pt"/>
    </style:style>
    <style:style style:name="P26" style:family="paragraph" style:parent-style-name="Standard">
      <style:paragraph-properties fo:text-align="start" style:justify-single-word="false"/>
      <style:text-properties fo:color="#000000" style:font-name="Arial1" fo:font-size="12pt" style:font-size-asian="12pt" style:font-size-complex="12pt"/>
    </style:style>
    <style:style style:name="P27" style:family="paragraph" style:parent-style-name="Standard">
      <style:paragraph-properties fo:margin-left="0in" fo:margin-right="0in" fo:text-align="start" style:justify-single-word="false" fo:text-indent="0in" style:auto-text-indent="false"/>
      <style:text-properties style:font-name="Arial1"/>
    </style:style>
    <style:style style:name="P28" style:family="paragraph" style:parent-style-name="Standard">
      <style:paragraph-properties fo:margin-left="0in" fo:margin-right="0in" fo:text-align="start" style:justify-single-word="false" fo:text-indent="0in" style:auto-text-indent="false"/>
      <style:text-properties style:font-name="Arial1" officeooo:paragraph-rsid="0012fafc"/>
    </style:style>
    <style:style style:name="P29" style:family="paragraph" style:parent-style-name="Standard">
      <style:paragraph-properties fo:margin-left="0in" fo:margin-right="0in" fo:text-align="start" style:justify-single-word="false" fo:text-indent="0in" style:auto-text-indent="false"/>
      <style:text-properties style:font-name="Arial1" fo:font-size="12pt" officeooo:rsid="0012fafc" officeooo:paragraph-rsid="0012fafc" style:font-size-asian="12pt" style:font-size-complex="12pt"/>
    </style:style>
    <style:style style:name="P30" style:family="paragraph" style:parent-style-name="Standard">
      <style:paragraph-properties fo:margin-left="0.5in" fo:margin-right="0in" fo:text-align="start" style:justify-single-word="false" fo:text-indent="0in" style:auto-text-indent="false"/>
      <style:text-properties style:font-name="Arial1" fo:font-size="12pt" officeooo:rsid="000e5c24" officeooo:paragraph-rsid="000e5c24" style:font-size-asian="12pt" style:font-size-complex="12pt"/>
    </style:style>
    <style:style style:name="P31" style:family="paragraph" style:parent-style-name="Standard">
      <style:paragraph-properties fo:margin-left="0.1165in" fo:margin-right="0in" fo:text-align="start" style:justify-single-word="false" fo:text-indent="-0.1165in" style:auto-text-indent="false">
        <style:tab-stops/>
      </style:paragraph-properties>
      <style:text-properties style:font-name="Arial1" fo:font-size="12pt" officeooo:rsid="00121bf4" officeooo:paragraph-rsid="00121bf4" style:font-size-asian="12pt" style:font-size-complex="12pt"/>
    </style:style>
    <style:style style:name="P32" style:family="paragraph" style:parent-style-name="Standard">
      <style:paragraph-properties fo:margin-left="0.1165in" fo:margin-right="0in" fo:text-align="start" style:justify-single-word="false" fo:text-indent="-0.1165in" style:auto-text-indent="false">
        <style:tab-stops/>
      </style:paragraph-properties>
      <style:text-properties style:font-name="Arial1" fo:font-size="12pt" officeooo:rsid="00121bf4" officeooo:paragraph-rsid="00153f54" style:font-size-asian="12pt" style:font-size-complex="12pt"/>
    </style:style>
    <style:style style:name="P33" style:family="paragraph" style:parent-style-name="Standard">
      <style:paragraph-properties fo:margin-left="0.1165in" fo:margin-right="0in" fo:text-align="start" style:justify-single-word="false" fo:text-indent="-0.1165in" style:auto-text-indent="false">
        <style:tab-stops/>
      </style:paragraph-properties>
      <style:text-properties style:font-name="Arial1" fo:font-size="12pt" officeooo:rsid="00121bf4" officeooo:paragraph-rsid="00153b07" style:font-size-asian="12pt" style:font-size-complex="12pt"/>
    </style:style>
    <style:style style:name="P34" style:family="paragraph" style:parent-style-name="Standard">
      <style:paragraph-properties fo:margin-left="0.5in" fo:margin-right="0in" fo:text-align="start" style:justify-single-word="false" fo:text-indent="0in" style:auto-text-indent="false"/>
      <style:text-properties style:font-name="Arial1" fo:font-size="12pt" officeooo:rsid="0014676e" officeooo:paragraph-rsid="000ef33e" style:font-size-asian="12pt" style:font-size-complex="12pt"/>
    </style:style>
    <style:style style:name="T1" style:family="text">
      <style:text-properties officeooo:rsid="00096cf1"/>
    </style:style>
    <style:style style:name="T2" style:family="text">
      <style:text-properties style:text-position="super 58%"/>
    </style:style>
    <style:style style:name="T3" style:family="text">
      <style:text-properties officeooo:rsid="000b5ed4"/>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b5ed4"/>
    </style:style>
    <style:style style:name="T6" style:family="text">
      <style:text-properties officeooo:rsid="000c2fbd"/>
    </style:style>
    <style:style style:name="T7" style:family="text">
      <style:text-properties officeooo:rsid="000d5c72"/>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officeooo:rsid="000ef33e"/>
    </style:style>
    <style:style style:name="T11" style:family="text">
      <style:text-properties style:text-underline-style="none"/>
    </style:style>
    <style:style style:name="T12" style:family="text">
      <style:text-properties style:text-underline-style="none" officeooo:rsid="000b5ed4"/>
    </style:style>
    <style:style style:name="T13" style:family="text">
      <style:text-properties style:text-underline-style="none" officeooo:rsid="000f70ae"/>
    </style:style>
    <style:style style:name="T14" style:family="text">
      <style:text-properties officeooo:rsid="000f70ae"/>
    </style:style>
    <style:style style:name="T15" style:family="text">
      <style:text-properties fo:color="#000000"/>
    </style:style>
    <style:style style:name="T16" style:family="text">
      <style:text-properties fo:color="#000000" style:text-position="super 58%"/>
    </style:style>
    <style:style style:name="T17" style:family="text">
      <style:text-properties fo:color="#000000" style:text-position="super 58%" fo:font-size="14.5pt" officeooo:rsid="0008f8e1" style:font-size-asian="14.5pt"/>
    </style:style>
    <style:style style:name="T18" style:family="text">
      <style:text-properties fo:color="#000000" style:text-position="super 58%" officeooo:rsid="0012fafc"/>
    </style:style>
    <style:style style:name="T19" style:family="text">
      <style:text-properties fo:color="#000000" style:text-position="super 58%" fo:font-size="12pt" officeooo:rsid="0012fafc" style:font-size-asian="12pt" style:font-size-complex="12pt"/>
    </style:style>
    <style:style style:name="T20" style:family="text">
      <style:text-properties fo:color="#000000" fo:font-size="12pt" style:font-size-asian="12pt" style:font-size-complex="12pt"/>
    </style:style>
    <style:style style:name="T21" style:family="text">
      <style:text-properties fo:font-size="14.5pt" officeooo:rsid="0008f8e1" style:font-size-asian="14.5pt"/>
    </style:style>
    <style:style style:name="T22" style:family="text">
      <style:text-properties fo:font-size="14.5pt" officeooo:rsid="000c2fbd" style:font-size-asian="14.5pt"/>
    </style:style>
    <style:style style:name="T23" style:family="text">
      <style:text-properties officeooo:rsid="00153b07"/>
    </style:style>
    <style:style style:name="T24" style:family="text">
      <style:text-properties officeooo:rsid="001b85c1"/>
    </style:style>
    <style:style style:name="T25" style:family="text">
      <style:text-properties officeooo:rsid="00182ef5"/>
    </style:style>
    <style:style style:name="T26" style:family="text">
      <style:text-properties officeooo:rsid="0017fb4e"/>
    </style:style>
    <style:style style:name="T27" style:family="text">
      <style:text-properties officeooo:rsid="00121bf4"/>
    </style:style>
    <style:style style:name="T28" style:family="text">
      <style:text-properties officeooo:rsid="0014676e"/>
    </style:style>
    <style:style style:name="T29" style:family="text">
      <style:text-properties officeooo:rsid="00104e7a"/>
    </style:style>
    <style:style style:name="T30" style:family="text">
      <style:text-properties officeooo:rsid="002001cb"/>
    </style:style>
    <style:style style:name="T31" style:family="text">
      <style:text-properties style:text-position="sub 58%"/>
    </style:style>
    <style:style style:name="T32" style:family="text">
      <style:text-properties style:text-position="sub 58%" officeooo:rsid="002001cb"/>
    </style:style>
    <style:style style:name="T33" style:family="text">
      <style:text-properties style:text-position="sub 58%" officeooo:rsid="000ef3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he Selling Reduction in Crystallography</text:p>
      <text:p text:style-name="P24"/>
      <text:p text:style-name="P5"><text:span text:style-name="T15">Lawrence C. Andrews</text:span><text:span text:style-name="T18">1</text:span><text:span text:style-name="T15">, Herbert J. Bernstein</text:span><text:span text:style-name="T18">2</text:span><text:span text:style-name="T15">, Jean Jakoncic</text:span><text:span text:style-name="T16">3</text:span><text:span text:style-name="T15">, Alexei Soares</text:span><text:span text:style-name="T16">3</text:span><text:span text:style-name="T15">, Nicholas K. Sauter</text:span><text:span text:style-name="T16">4</text:span><text:span text:style-name="T15"> </text:span></text:p>
      <text:p text:style-name="P26"/>
      <text:p text:style-name="P29"><text:span text:style-name="T2">1</text:span>Ronin Institute, Kirkland, WA, USA</text:p>
      <text:p text:style-name="P28"><text:span text:style-name="T19">2</text:span><text:span text:style-name="T20">Ro</text:span><text:span text:style-name="T15">chester Institute of Technology, c/o NSLS-II, Brookhaven National Laboratory, Upton, NY, USA </text:span></text:p>
      <text:p text:style-name="P27"><text:span text:style-name="T17">3</text:span><text:span text:style-name="T15">Brookhaven National Laboratory, Upton, NY, USA </text:span></text:p>
      <text:p text:style-name="P27"><text:span text:style-name="T17">4</text:span><text:span text:style-name="T15">Lawrence Berkeley National Laboratory, Berkeley, CA, USA</text:span></text:p>
      <text:p text:style-name="P23"/>
      <text:p text:style-name="P2"/>
      <text:p text:style-name="P2">Note: Boris Delaunay <text:span text:style-name="T1">in his later publications used the Russian version of his surname: Delone. We will follow that choice.</text:span></text:p>
      <text:p text:style-name="P2"/>
      <text:p text:style-name="P2"/>
      <text:p text:style-name="P20">Abstract:</text:p>
      <text:p text:style-name="P3">The unit cell <text:span text:style-name="T24">reduction described by Selling and used by Delone is explained in a simple form.</text:span></text:p>
      <text:p text:style-name="P2"/>
      <text:p text:style-name="P21">Introduction:</text:p>
      <text:p text:style-name="P2"/>
      <text:p text:style-name="P2">The origin of crystallography was the study of minerals (Hauy, 17<text:span text:style-name="T3">84</text:span>). That led to the study of lattices, since it was clear that repetition underlay the structure of crystals. In order to systematize the enumeration of lattices (unit cells), the mathematical procedures of reduction were developed to produce compact descriptions. </text:p>
      <text:p text:style-name="P2"/>
      <text:p text:style-name="P6"><text:span text:style-name="T23">(</text:span>Niggli, 1928<text:span text:style-name="T23">)</text:span>, and <text:span text:style-name="T23">(</text:span>Delone, 1933<text:span text:style-name="T23">)</text:span>, used reduction methods developed in the 19<text:span text:style-name="T2">th</text:span> century by <text:span text:style-name="T23">(Eisenstein, 1851), and (Selling, 1874), respectively. We provide a complete description of the reduction of Selling that can be applied in crystallography.</text:span></text:p>
      <text:p text:style-name="P6"/>
      <text:p text:style-name="P7"><text:span text:style-name="T21">The Selling </text:span><text:span text:style-name="T22">S</text:span><text:span text:style-name="T21">calars</text:span>:</text:p>
      <text:p text:style-name="P7">As applied to crystallography, the scalars to be reduced by Selling’s method are the dot products of the unit cell axes and the negative of their sum (a body diagonal). Labeling these <text:span text:style-name="T4">a</text:span>,<text:span text:style-name="T4">b</text:span>,<text:span text:style-name="T4">c</text:span>, and <text:span text:style-name="T4">d</text:span>, the scalars are <text:span text:style-name="T4">b</text:span>.<text:span text:style-name="T4">c</text:span>, <text:span text:style-name="T4">a</text:span>.<text:span text:style-name="T4">c</text:span>, <text:span text:style-name="T4">a</text:span>.<text:span text:style-name="T4">b</text:span>, <text:span text:style-name="T4">a</text:span>.<text:span text:style-name="T4">d</text:span>, <text:span text:style-name="T4">b</text:span>.<text:span text:style-name="T4">d</text:span>, <text:span text:style-name="T4">c</text:span>.<text:span text:style-name="T4">d</text:span>. <text:span text:style-name="T6">For the purpose of organizing these six in this paper, we describe them as a vector, S, with components, s1, s2, .., s6.</text:span></text:p>
      <text:p text:style-name="P7"/>
      <text:p text:style-name="P10">For the purpose of Selling reduction, zero is considered to be negative.</text:p>
      <text:p text:style-name="P7"/>
      <text:p text:style-name="P17">The Tetrahedron:</text:p>
      <text:p text:style-name="P8">An alternate description due to <text:span text:style-name="T23">(</text:span>Bravais, 18<text:span text:style-name="T14">50)</text:span>, is to consider the scalars as the edges of a tetrahedron formed by the ends of <text:span text:style-name="T5">a</text:span><text:span text:style-name="T3">, </text:span><text:span text:style-name="T5">b</text:span><text:span text:style-name="T3">, </text:span><text:span text:style-name="T5">c</text:span><text:span text:style-name="T3">, and </text:span><text:span text:style-name="T5">d.</text:span><text:span text:style-name="T12"> </text:span><text:span text:style-name="T11">Thus, </text:span><text:span text:style-name="T4">a</text:span><text:span text:style-name="T11">.</text:span><text:span text:style-name="T4">b</text:span><text:span text:style-name="T11"> is the label of the edge between the ends of vectors </text:span><text:span text:style-name="T4">a</text:span><text:span text:style-name="T11"> and </text:span><text:span text:style-name="T4">b</text:span><text:span text:style-name="T11">, </text:span><text:span text:style-name="T13">etc. In the quote below, opposite can refer to a pair of edges of the tetrahedon across the tetrahedron from each other. </text:span></text:p>
      <text:p text:style-name="P7"/>
      <text:p text:style-name="P18">The Reduction:</text:p>
      <text:p text:style-name="P9"><text:span text:style-name="T23">(</text:span>Delone, Galiulin and Shtogrin, 1975<text:span text:style-name="T23">)</text:span>, say “<text:span text:style-name="T9">Select any positive parameter</text:span></text:p>
      <text:p text:style-name="P15">of the <text:span text:style-name="T10">tetrahedron</text:span> and subtract it from the parameter standing on the opposite</text:p>
      <text:p text:style-name="P15"><text:soft-page-break/>edge of the symbol (the <text:span text:style-name="T10">tetrahedron</text:span> is at all times thought of as spatial), add</text:p>
      <text:p text:style-name="P15">it to the parameters standing on the remaining four edges, interchange the</text:p>
      <text:p text:style-name="P15">places of the obtained parameters on two o<text:span text:style-name="T10">f</text:span> these four edges, converging to</text:p>
      <text:p text:style-name="P15">one of the ends of the original edge (it makes no difference to which), and,</text:p>
      <text:p text:style-name="P16"><text:span text:style-name="T7">fi</text:span>nally, change the sign of the positive parameter itself being considered."</text:p>
      <text:p text:style-name="P4"/>
      <text:p text:style-name="P14">The goal of Selling reduction is produce a set where all elements of S are negative <text:span text:style-name="T28">or zero</text:span>. By “opposite” here, is meant pairs of scalars that do not have a common element <text:span text:style-name="T29">(and are opposite on the Bravais tetrahedron)</text:span>:</text:p>
      <text:p text:style-name="P30">b.c and a.d (s<text:span text:style-name="T31">1</text:span> and s<text:span text:style-name="T31">4</text:span>)</text:p>
      <text:p text:style-name="P30">a.c and b.d (s<text:span text:style-name="T31">2</text:span> and s<text:span text:style-name="T31">5</text:span>)</text:p>
      <text:p text:style-name="P30">a.b and c.d (s<text:span text:style-name="T31">3</text:span> and s<text:span text:style-name="T31">6</text:span>)</text:p>
      <text:p text:style-name="P14">Assuming that s1 is positive, the reduction step produces:</text:p>
      <text:p text:style-name="P30"><text:span text:style-name="T10">(</text:span>-s<text:span text:style-name="T31">1</text:span>, s<text:span text:style-name="T31">2</text:span>+s<text:span text:style-name="T31">1</text:span>, s<text:span text:style-name="T33">5</text:span>+s<text:span text:style-name="T31">1</text:span>, s<text:span text:style-name="T31">4</text:span>-s<text:span text:style-name="T31">1</text:span>, s<text:span text:style-name="T33">3</text:span>+s<text:span text:style-name="T31">1</text:span>, s<text:span text:style-name="T31">6</text:span>+s<text:span text:style-name="T31">1</text:span><text:span text:style-name="T10">) or</text:span></text:p>
      <text:p text:style-name="P34">(-s<text:span text:style-name="T31">1</text:span>, s<text:span text:style-name="T32">6</text:span>+s<text:span text:style-name="T31">1</text:span>, s<text:span text:style-name="T31">3</text:span>+s<text:span text:style-name="T31">1</text:span>, s<text:span text:style-name="T32">4</text:span>-s<text:span text:style-name="T31">1</text:span>, s<text:span text:style-name="T31">5</text:span>+s<text:span text:style-name="T31">1</text:span>, s<text:span text:style-name="T32">2</text:span>+s<text:span text:style-name="T31">1</text:span>)</text:p>
      <text:p text:style-name="P14">This is continued until all six scalars are negative. This is known to be a “unique” solution.</text:p>
      <text:p text:style-name="P14"/>
      <text:p text:style-name="P14">By “unique” in the previous paragraph, <text:span text:style-name="T10">what is meant is that the list of the six scalars is unique. Their arrangement is not unique. There are 24 reflections (permutations that preserve right-handedness) that are all “reduced”. In terms of the tetrahedron, they are the 24 allowed relabeling of the vertices.</text:span></text:p>
      <text:p text:style-name="P22"/>
      <text:p text:style-name="P19">Difficulties in Applying the Selling Reduction to the Methods of <text:span text:style-name="T23">(</text:span>Delone, 1933<text:span text:style-name="T23">)</text:span>:</text:p>
      <text:p text:style-name="P12">The methods of <text:span text:style-name="T23">(</text:span>Delone, 1933<text:span text:style-name="T23">)</text:span>, in particular for the identification of Bravais lattice types, have fallen out of favor. <text:span text:style-name="T23">(</text:span>Patterson and Love, 1957<text:span text:style-name="T23">)</text:span>, complain that there is no complete description in the literature. It seems to us that our above description <text:span text:style-name="T25">of the reduction </text:span>is simple and complete. So where is the confusion?</text:p>
      <text:p text:style-name="P12"/>
      <text:p text:style-name="P13">First, the identification of lattice types is usually described in terms of matching a reduced set of scalars to a <text:span text:style-name="T23">one of the </text:span>picture<text:span text:style-name="T23">s</text:span> of the 24 different Bravais tetrahedrons <text:span text:style-name="T23">(Delone, 1933), corresponding to the various lattice types (such as body-centered cubic, etc.)</text:span>. This is a complex step: the user must “rotate” his figure to agree with each of the types (equivalent to choosing one of the 24 reflections of his figure <text:span text:style-name="T26">to match the orientation those of the 24 types that seem possible</text:span>).</text:p>
      <text:p text:style-name="P13"/>
      <text:p text:style-name="P13"><text:span text:style-name="T27">Second, th</text:span>e user must make decisions about how close to zero each of his scalars is. <text:span text:style-name="T27">Each zero or near zero generates additional decisions that must be made. Further, the user may need to make a choice as to whether a near zero (negative after reduction) is so close to zero that another reduction should be done with the value considered positive.</text:span></text:p>
      <text:p text:style-name="P11"/>
      <text:p text:style-name="P11">The solution of these problems is best dealt with algebraically by considering a lattice to be represented by a point in a vector space, a topic for a forthcoming paper.</text:p>
      <text:p text:style-name="P11"/>
      <text:p text:style-name="P11"/>
      <text:p text:style-name="P25">Work supported in part by U.S. Department of Energy and U.S. National Institutes of Health </text:p>
      <text:p text:style-name="P25"/>
      <text:p text:style-name="P1"/>
      <text:p text:style-name="P31"><text:soft-page-break/>Delaunay, B. N. (1933). Neue Darstellung der geometrices Kristallographie. <text:span text:style-name="T8">Z. Kristallogr.</text:span>, 84:109– 149.</text:p>
      <text:p text:style-name="P32">Eisenstein, G. Tabelle der reducirten positiven ternären quadratischen Formen: nebst den Resultaten neuer Forschungen über diese Formen, G. Reimer, 1851.</text:p>
      <text:p text:style-name="P33">Haüy, R.J., Essai d'une théorie sur la structure des crystaux, Gogué &amp; Née, Paris, 1784.</text:p>
      <text:p text:style-name="P33">Niggli, P. (1928). XXV. Die topologisch Strukturanalyse II. Zeitschrift für Kristallographie-Crystalline Materials, 68(1-6), 404-466.</text:p>
      <text:p text:style-name="P33">Patterson, A. L., &amp; Love, W. E. (1957). Remarks on the Delaunay reduction, Acta Crystallographica, 10(2), 111-116.</text:p>
      <text:p text:style-name="P31">Selling, E. (1874). Ueber die binären und ternären quadratischen Formen, Journal für die reine und angewandte Mathematik, 77, 143-2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4:33:11.667000000</meta:creation-date>
    <dc:date>2018-07-24T15:29:56.328000000</dc:date>
    <meta:editing-duration>PT1H22M21S</meta:editing-duration>
    <meta:editing-cycles>18</meta:editing-cycles>
    <meta:generator>LibreOffice/6.0.5.2$Windows_X86_64 LibreOffice_project/54c8cbb85f300ac59db32fe8a675ff7683cd5a16</meta:generator>
    <meta:document-statistic meta:table-count="0" meta:image-count="0" meta:object-count="0" meta:page-count="3" meta:paragraph-count="46" meta:word-count="915" meta:character-count="5606" meta:non-whitespace-character-count="4731"/>
  </office:meta>
</office:document-meta>
</file>